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2" style:family="paragraph" style:parent-style-name="Standard">
      <style:paragraph-properties fo:margin-left="1.249cm" fo:margin-right="0cm" fo:text-indent="1.249cm" style:auto-text-indent="false"/>
      <style:text-properties style:font-name="Courier New" fo:font-size="10pt" style:font-size-asian="10pt" style:font-name-complex="Courier New" style:font-size-complex="10pt"/>
    </style:style>
    <style:style style:name="P3" style:family="paragraph" style:parent-style-name="Standard">
      <style:paragraph-properties fo:margin-left="0cm" fo:margin-right="0cm" fo:text-indent="1.249cm" style:auto-text-indent="false"/>
      <style:text-properties style:font-name="Courier New" fo:font-size="10pt" style:font-size-asian="10pt" style:font-name-complex="Courier New" style:font-size-complex="10pt"/>
    </style:style>
    <style:style style:name="P4" style:family="paragraph" style:parent-style-name="Standard">
      <style:paragraph-properties fo:margin-left="1.905cm" fo:margin-right="0cm" fo:text-indent="-1.905cm" style:auto-text-indent="false"/>
    </style:style>
    <style:style style:name="P5" style:family="paragraph" style:parent-style-name="Standard">
      <style:paragraph-properties fo:margin-left="3.154cm" fo:margin-right="0cm" fo:text-indent="0.593cm" style:auto-text-indent="false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Text_20_body_20_indent">
      <style:paragraph-properties fo:margin-left="5.08cm" fo:margin-right="0cm" fo:text-indent="-5.08cm" style:auto-text-indent="false"/>
    </style:style>
    <style:style style:name="T1" style:family="text">
      <style:text-properties style:font-name="Courier New" fo:font-size="10pt" style:font-size-asian="10pt" style:font-name-complex="Courier New" style:font-size-complex="10pt"/>
    </style:style>
    <style:style style:name="T2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3" style:family="text">
      <style:text-properties style:font-name="Wingdings"/>
    </style:style>
    <style:style style:name="T4" style:family="text">
      <style:text-properties style:font-name="Wingdings" fo:font-size="10pt" style:font-size-asian="10pt" style:font-size-complex="10pt"/>
    </style:style>
    <style:style style:name="T5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S </text:span><text:span text:style-name="T4"></text:span><text:span text:style-name="T1"> Definicoes Bloco</text:span></text:p>
      <text:p text:style-name="Standard"><text:span text:style-name="T1">Definicoes </text:span><text:span text:style-name="T4"></text:span><text:span text:style-name="T1"> CONSTANTE lista_Const Definicoes</text:span></text:p>
      <text:p text:style-name="P1"><text:tab/><text:tab/><text:tab/>| DECLARE lista_Var1 Definicoes</text:p>
      <text:p text:style-name="P1"><text:tab/><text:tab/><text:tab/>| FUNCAO ID def_Funcao1 Definicoes</text:p>
      <text:p text:style-name="P1"><text:tab/><text:tab/><text:tab/>| PROCEDIMENTO ID def_Procedimento1 Definicoes</text:p>
      <text:p text:style-name="P1"><text:tab/><text:tab/><text:tab/>| vazio</text:p>
      <text:p text:style-name="Standard"><text:span text:style-name="T1">lista_Const </text:span><text:span text:style-name="T4"></text:span><text:span text:style-name="T1"> ID = Valor; lista_Const1</text:span></text:p>
      <text:p text:style-name="Standard"><text:span text:style-name="T1">lista_Const1 </text:span><text:span text:style-name="T4"></text:span><text:span text:style-name="T1"> lista_Const | vazio</text:span></text:p>
      <text:p text:style-name="Standard"><text:span text:style-name="T1">Valor </text:span><text:span text:style-name="T4"></text:span><text:span text:style-name="T1"> <text:tab/>CONSTANTENUMERICAINTEIRA | CONSTANTENUMERICAREAL</text:span></text:p>
      <text:p text:style-name="P1"><text:tab/><text:tab/>| CONSTANTEALFANUMERICA<text:tab/>| CONSTANTEBOOLEANA</text:p>
      <text:p text:style-name="Standard"><text:span text:style-name="T1">lista_Var </text:span><text:span text:style-name="T4"></text:span><text:span text:style-name="T1"> lista_ID: Tipo; lista_Var1</text:span></text:p>
      <text:p text:style-name="Standard"><text:span text:style-name="T1">lista_Var1 </text:span><text:span text:style-name="T4"></text:span><text:span text:style-name="T1"> lista_Var | vazio</text:span></text:p>
      <text:p text:style-name="Standard"><text:span text:style-name="T1">Tipo </text:span><text:span text:style-name="T4"></text:span><text:span text:style-name="T1"> <text:tab/>INTEIRO | REAL | CARACTER | LOGICO</text:span></text:p>
      <text:p text:style-name="P2">| VETOR[Faixa1] DE Tipo_Simples</text:p>
      <text:p text:style-name="Standard"><text:span text:style-name="T1">Tipo_Simples </text:span><text:span text:style-name="T4"></text:span><text:span text:style-name="T1"> INTEIRO | REAL | CARACTER | LOGICO </text:span></text:p>
      <text:p text:style-name="Standard"><text:span text:style-name="T1">Faixa </text:span><text:span text:style-name="T4"></text:span><text:span text:style-name="T1"> CONSTANTENUMERICAINTEIRA..CONSTANTENUMERICAINTEIRA Faixa1</text:span></text:p>
      <text:p text:style-name="Standard"><text:span text:style-name="T1">Faixa1 </text:span><text:span text:style-name="T4"></text:span><text:span text:style-name="T1"> ,Faixa | vazio</text:span></text:p>
      <text:p text:style-name="Standard"><text:span text:style-name="T1">Bloco </text:span><text:span text:style-name="T4"></text:span><text:span text:style-name="T1"> INICIO lista_Cmd FIM</text:span></text:p>
      <text:p text:style-name="Standard"><text:span text:style-name="T1">lista_Cmd </text:span><text:span text:style-name="T4"></text:span><text:span text:style-name="T1"> Cmd; lista_Cmd1</text:span></text:p>
      <text:p text:style-name="Standard"><text:span text:style-name="T1">lista_Cmd1 </text:span><text:span text:style-name="T4"></text:span><text:span text:style-name="T1"> lista_Cmd | vazio</text:span></text:p>
      <text:p text:style-name="Standard"><text:span text:style-name="T1">lista_ID </text:span><text:span text:style-name="T4"></text:span><text:span text:style-name="T1"> ID lista_ID1</text:span></text:p>
      <text:p text:style-name="Standard"><text:span text:style-name="T1">lista_ID1 </text:span><text:span text:style-name="T4"></text:span><text:span text:style-name="T1"> ,lista_ID | vazio</text:span></text:p>
      <text:p text:style-name="Standard"><text:span text:style-name="T2">Cmd </text:span><text:span text:style-name="T4"></text:span><text:span text:style-name="T2"> <text:tab/>ID Cmd1</text:span></text:p>
      <text:p text:style-name="Standard"><text:span text:style-name="T2"><text:tab/><text:tab/></text:span><text:span text:style-name="T1">| SE Exp_Logica ENTAO D Cmd_SE1</text:span></text:p>
      <text:p text:style-name="P1"><text:tab/><text:tab/>| PARA ID Ind DE I ATE I FACA D</text:p>
      <text:p text:style-name="P1"><text:tab/><text:tab/>| ENQUANTO Exp_Logica FACA D</text:p>
      <text:p text:style-name="P1"><text:tab/><text:tab/>| REPITA D ATE Exp_Logica</text:p>
      <text:p text:style-name="P1"><text:tab/><text:tab/>| ESCREVA( Cmd_Escreva1</text:p>
      <text:p text:style-name="P1"><text:tab/><text:tab/>| LEIA( lista_ID )</text:p>
      <text:p text:style-name="Standard"><text:span text:style-name="T1">Cmd1 </text:span><text:span text:style-name="T4"></text:span><text:span text:style-name="T1"> Ind &lt;- Cmd_Atr | (LP) | vazio</text:span></text:p>
      <text:p text:style-name="Standard"><text:span text:style-name="T1">Cmd_SE1 </text:span><text:span text:style-name="T4"></text:span><text:span text:style-name="T1"> SENAO D | vazio </text:span></text:p>
      <text:p text:style-name="Standard"><text:span text:style-name="T1">Cmd_Escreva1 </text:span><text:span text:style-name="T4"></text:span><text:span text:style-name="T1"> lista_ID) | CONSTANTEALFANUMERICA Cmd_Escreva2</text:span></text:p>
      <text:p text:style-name="Standard"><text:span text:style-name="T1">Cmd_Escreva2 </text:span><text:span text:style-name="T4"></text:span><text:span text:style-name="T1"> ,lista_ID) | )</text:span></text:p>
      <text:p text:style-name="Standard"><text:span text:style-name="T1">Def_Funcao1 </text:span><text:span text:style-name="T4"></text:span><text:span text:style-name="T1"> (lista_Par_Def):Tipo_Simples def_Var1 Bloco </text:span></text:p>
      <text:p text:style-name="P3"><text:s text:c="8"/>| :Tipo_Simples def_Var1 Bloco</text:p>
      <text:p text:style-name="Standard"><text:span text:style-name="T1">lista_Par_Def </text:span><text:span text:style-name="T4"></text:span><text:span text:style-name="T1"> lista_ID: Tipo_Simples; lista_Par_Def1</text:span></text:p>
      <text:p text:style-name="Standard"><text:span text:style-name="T1">lista_Par_Def1 </text:span><text:span text:style-name="T4"></text:span><text:span text:style-name="T1"> lista_Par_Def | vazio</text:span></text:p>
      <text:p text:style-name="Standard"><text:span text:style-name="T1">def_Procedimento1 </text:span><text:span text:style-name="T4"></text:span><text:span text:style-name="T1"> (lista_Par_Def) def_Var1 Bloco </text:span></text:p>
      <text:p text:style-name="P3"><text:s text:c="8"/><text:tab/> <text:s/>| def_Var1 Bloco</text:p>
      <text:p text:style-name="Standard"><text:span text:style-name="T1">def_Var1 </text:span><text:span text:style-name="T4"></text:span><text:span text:style-name="T1"> DECLARE lista_Var | vazio</text:span></text:p>
      <text:p text:style-name="Text_20_body_20_indent"><text:span text:style-name="T5">IND </text:span><text:span text:style-name="T3"></text:span><text:span text:style-name="T5"> [I LIND1] | vazio</text:span></text:p>
      <text:p text:style-name="Text_20_body_20_indent"><text:span text:style-name="T5">LIND1 </text:span><text:span text:style-name="T3"></text:span><text:span text:style-name="T5"> ,I LIND1 | vazio</text:span></text:p>
      <text:p text:style-name="Text_20_body_20_indent">I <text:span text:style-name="T3"></text:span> ID | CONSTANTEINTEIRA </text:p>
      <text:p text:style-name="Text_20_body_20_indent">Cmd_Atr <text:span text:style-name="T3"></text:span> T ExpressaoAritmetica1 | CONSTANTEALFANUMERICA | CONSTANTEBOOLEANA</text:p>
      <text:p text:style-name="P7">ExpressaoAritmetica1 <text:span text:style-name="T3"></text:span> +T ExpressaoAritmetica1 | -T ExpressaoAritmetica1 | vazio</text:p>
      <text:p text:style-name="Standard"><text:span text:style-name="T1">T </text:span><text:span text:style-name="T4"></text:span><text:span text:style-name="T1"> FT1</text:span></text:p>
      <text:p text:style-name="Standard"><text:span text:style-name="T1">T1 </text:span><text:span text:style-name="T4"></text:span><text:span text:style-name="T1"> *FT1 | /FT1 | vazio</text:span></text:p>
      <text:p text:style-name="Recuo_20_de_20_corpo_20_de_20_texto_20_2">F <text:span text:style-name="T3"></text:span> (T ExpressaoAritmetica1) | CONSTANTEINTEIRA </text:p>
      <text:p text:style-name="Recuo_20_de_20_corpo_20_de_20_texto_20_2"><text:tab/>| CONSTANTEREAL | ID F1</text:p>
      <text:p text:style-name="Standard"><text:span text:style-name="T2">F1 </text:span><text:span text:style-name="T4"></text:span><text:span text:style-name="T2"> IND | (LP)</text:span></text:p>
      <text:p text:style-name="Standard"><text:span text:style-name="T1">LP </text:span><text:span text:style-name="T4"></text:span><text:span text:style-name="T1"> valor LP1 | ID LP1</text:span></text:p>
      <text:p text:style-name="Standard"><text:span text:style-name="T1">LP1 </text:span><text:span text:style-name="T4"></text:span><text:span text:style-name="T1"> ,LP | vazio</text:span></text:p>
      <text:p text:style-name="Standard"><text:span text:style-name="T1">D </text:span><text:span text:style-name="T4"></text:span><text:span text:style-name="T1"> Bloco | Cmd</text:span></text:p>
      <text:p text:style-name="Recuo_20_de_20_corpo_20_de_20_texto_20_3">Termo <text:span text:style-name="T3"></text:span> T ExpressaoAritmetica1 | CONSTANTEALFANUMERICA</text:p>
      <text:p text:style-name="P4"><text:span text:style-name="T1">OP_Relacional </text:span><text:span text:style-name="T4"></text:span><text:span text:style-name="T1"> &lt; | &lt;= | &gt; | &gt;= | = | &lt;&gt;</text:span></text:p>
      <text:p text:style-name="P4"><text:span text:style-name="T1">Exp_Relacional1 </text:span><text:span text:style-name="T4"></text:span><text:span text:style-name="T1"> IND OP_Relacional Termo | vazio</text:span></text:p>
      <text:p text:style-name="P4"><text:span text:style-name="T1">Exp_Logica </text:span><text:span text:style-name="T4"></text:span><text:span text:style-name="T1"> ID Exp_Relacional1 | NÃO (Exp_Logica1 | (Exp_Logica1</text:span></text:p>
      <text:p text:style-name="P4"><text:span text:style-name="T1">Exp_Logica1 </text:span><text:span text:style-name="T4"></text:span><text:span text:style-name="T1"> ID Exp_Relacional1) Exp_Logica2 </text:span></text:p>
      <text:p text:style-name="P5"><text:span text:style-name="T1">| NAO(Exp_Logica1) | (Exp_Logica1)</text:span></text:p>
      <text:p text:style-name="P4"><text:soft-page-break/><text:span text:style-name="T1">Exp_Logica2 </text:span><text:span text:style-name="T4"></text:span><text:span text:style-name="T1"> E Exp_Logica3 | OU Exp_Logica3 |vazio</text:span></text:p>
      <text:p text:style-name="P4"><text:span text:style-name="T1">Exp_Logica3 </text:span><text:span text:style-name="T4"></text:span><text:span text:style-name="T1"> NÃO(ID Exp_Relacional1) | (ID Exp_Relacional1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xt_20_body_20_indent" style:display-name="Text body indent" style:family="paragraph" style:parent-style-name="Standard" style:class="text">
      <style:paragraph-properties fo:margin-left="2.54cm" fo:margin-right="0cm" fo:text-indent="-2.54cm" style:auto-text-indent="false"/>
      <style:text-properties style:font-name="Courier New" fo:font-size="10pt" style:font-size-asian="10pt" style:font-name-complex="Courier New" style:font-size-complex="10pt"/>
    </style:style>
    <style:style style:name="Recuo_20_de_20_corpo_20_de_20_texto_20_2" style:display-name="Recuo de corpo de texto 2" style:family="paragraph" style:parent-style-name="Standard">
      <style:paragraph-properties fo:margin-left="1.27cm" fo:margin-right="0cm" fo:text-indent="-1.27cm" style:auto-text-indent="false"/>
      <style:text-properties style:font-name="Courier New" fo:font-size="10pt" style:font-size-asian="10pt" style:font-name-complex="Courier New" style:font-size-complex="10pt"/>
    </style:style>
    <style:style style:name="Recuo_20_de_20_corpo_20_de_20_texto_20_3" style:display-name="Recuo de corpo de texto 3" style:family="paragraph" style:parent-style-name="Standard">
      <style:paragraph-properties fo:margin-left="1.905cm" fo:margin-right="0cm" fo:text-indent="-1.905cm" style:auto-text-indent="false"/>
      <style:text-properties style:font-name="Courier New" fo:font-size="10pt" style:font-size-asian="10pt" style:font-name-complex="Courier New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53cm" fo:margin-bottom="1.268cm" fo:margin-left="3cm" fo:margin-right="3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()  Definições() Bloco()</dc:title>
    <meta:initial-creator>Financeiro2</meta:initial-creator>
    <meta:creation-date>2005-11-07T11:57:00</meta:creation-date>
    <dc:creator>Financeiro2</dc:creator>
    <dc:date>2005-11-24T11:36:00</dc:date>
    <meta:print-date>2005-11-24T11:22:00</meta:print-date>
    <meta:editing-cycles>138</meta:editing-cycles>
    <meta:editing-duration>PT05H51M00S</meta:editing-duration>
    <meta:document-statistic meta:table-count="0" meta:image-count="0" meta:object-count="0" meta:page-count="2" meta:paragraph-count="61" meta:word-count="341" meta:character-count="2223"/>
    <meta:generator>BrOffice.org/3.2$Linux OpenOffice.org_project/320m19$Build-9505</meta:generator>
    <meta:user-defined meta:name="Informações 1"/>
    <meta:user-defined meta:name="Informações 2"/>
    <meta:user-defined meta:name="Informações 3"/>
    <meta:user-defined meta:name="Informações 4"/>
  </office:meta>
</office:document-meta>
</file>